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5.6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1.76pt solid #000000"/>
    </style:style>
    <style:style style:name="ce6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2" style:family="table-cell" style:parent-style-name="Default" style:data-style-name="N2">
      <style:table-cell-properties style:diagonal-bl-tr="none" style:diagonal-tl-br="none" fo:background-color="transparent" fo:border="none" style:rotation-align="none"/>
    </style:style>
    <style:style style:name="ce13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14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15" style:family="table-cell" style:parent-style-name="Default" style:data-style-name="N2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16" style:family="table-cell" style:parent-style-name="Default" style:data-style-name="N2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end" css3t:text-justify="auto" fo:margin-left="0cm" style:writing-mode="page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11"/>
        <table:table-column table:style-name="co3" table:default-cell-style-name="Default"/>
        <table:table-row table:style-name="ro1">
          <table:table-cell office:value-type="string" calcext:value-type="string">
            <text:p>Items 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Weight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added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Armor L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ther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office:value-type="string" calcext:value-type="string">
            <text:p>Armor L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tudded leather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13" calcext:value-type="float">
            <text:p>13</text:p>
          </table:table-cell>
          <table:table-cell office:value-type="string" calcext:value-type="string">
            <text:p>Armor Ligh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Hid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Armor Mediu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in shirt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0" calcext:value-type="float">
            <text:p>20</text:p>
          </table:table-cell>
          <table:table-cell office:value-type="string" calcext:value-type="string">
            <text:p>Armor Mediu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ale mail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 office:value-type="string" calcext:value-type="string">
            <text:p>Armor Mediu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eastplate</text:p>
          </table:table-cell>
          <table:table-cell table:style-name="ce9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mor Mediu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Half plate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Armor Mediu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Ring mail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" calcext:value-type="float">
            <text:p>40</text:p>
          </table:table-cell>
          <table:table-cell office:value-type="string" calcext:value-type="string">
            <text:p>Armor Heav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ain mail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55" calcext:value-type="float">
            <text:p>55</text:p>
          </table:table-cell>
          <table:table-cell office:value-type="string" calcext:value-type="string">
            <text:p>Armor Heav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plint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60" calcext:value-type="float">
            <text:p>60</text:p>
          </table:table-cell>
          <table:table-cell office:value-type="string" calcext:value-type="string">
            <text:p>Armor Heav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Plate</text:p>
          </table:table-cell>
          <table:table-cell table:style-name="ce10" office:value-type="float" office:value="1500" calcext:value-type="float">
            <text:p>1500</text:p>
          </table:table-cell>
          <table:table-cell table:style-name="ce10" office:value-type="float" office:value="65" calcext:value-type="float">
            <text:p>65</text:p>
          </table:table-cell>
          <table:table-cell office:value-type="string" calcext:value-type="string">
            <text:p>Armor Heav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Shield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Arm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Club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Weapon Simple Mele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gger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Simple Mele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at club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apon Simple Mele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andax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Simple Mele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Javeli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Simple Mele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ght hammer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Simple Mele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c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Simple Mele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uarterstaff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Simple Mele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ckle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Simple Mele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Spea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Weapon Simple Mele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Crossbow, light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Simple Rang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Dart</text:p>
          </table:table-cell>
          <table:table-cell table:style-name="ce12"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eapon Simple Range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Shortbow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Simple Range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Sling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 Simple Rang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Battleaxe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Flai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Glaiv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Great axe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Great sword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Halber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Lanc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Long swor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Mau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Morningstar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Pik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Rapier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Scimitar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Short swor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Triden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War pi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Warhamme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Whip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Weapon Martial Mele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Blowgun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Weapon Martial Rang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Crossbow, hand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Martial Range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Crossbow, heavy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eapon Martial Range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Longbow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Martial Rang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Ne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Weapon Martial Range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Arrows</text:p>
          </table:table-cell>
          <table:table-cell table:number-columns-repeated="2" table:style-name="ce8" office:value-type="float" office:value="0.05" calcext:value-type="float">
            <text:p>0.05</text:p>
          </table:table-cell>
          <table:table-cell office:value-type="string" calcext:value-type="string">
            <text:p>Ammo Bow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lowgun needles </text:p>
          </table:table-cell>
          <table:table-cell table:style-name="ce9" table:formula="of:=1/50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mmo Blowgu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rossbow Bolts </text:p>
          </table:table-cell>
          <table:table-cell table:style-name="Default" table:formula="of:=1/20" office:value-type="float" office:value="0.05" calcext:value-type="float">
            <text:p>0.05</text:p>
          </table:table-cell>
          <table:table-cell table:style-name="Default" table:formula="of:=1.5/20" office:value-type="float" office:value="0.075" calcext:value-type="float">
            <text:p>0.075</text:p>
          </table:table-cell>
          <table:table-cell table:style-name="ce22" office:value-type="string" calcext:value-type="string">
            <text:p>Ammo Crossbow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Bullets </text:p>
          </table:table-cell>
          <table:table-cell table:style-name="Default" table:formula="of:=0.04/20" office:value-type="float" office:value="0.002" calcext:value-type="float">
            <text:p>0.002</text:p>
          </table:table-cell>
          <table:table-cell table:style-name="Default" table:formula="of:=1.5/20" office:value-type="float" office:value="0.075" calcext:value-type="float">
            <text:p>0.075</text:p>
          </table:table-cell>
          <table:table-cell table:style-name="ce22" office:value-type="string" calcext:value-type="string">
            <text:p>Ammo Slin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Copper Coins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2" calcext:value-type="float">
            <text:p>0.02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ilver Coins</text:p>
          </table:table-cell>
          <table:table-cell table:style-name="ce9"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ectrum Coins</text:p>
          </table:table-cell>
          <table:table-cell table:style-name="ce9"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old Coin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2" calcext:value-type="float">
            <text:p>0.02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latinum Coins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Abacus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cid (vial)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lchemist's fire (flask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ntitoxin (vial)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Backp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Adventuring Gear Contain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all bearings (1000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arrel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asket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edro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e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lanket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lock and tack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ook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ttle, gl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venturing Gear Containe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ucket</text:p>
          </table:table-cell>
          <table:table-cell table:style-name="ce12"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ltrops (bag of 20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ndle</text:p>
          </table:table-cell>
          <table:table-cell table:style-name="ce1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se, crossbow bo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se, map or scro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ain (10 feet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halk (1 piece)</text:p>
          </table:table-cell>
          <table:table-cell table:style-name="ce1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hest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venturing Gear Container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limber's kit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lothes, common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lothes, costum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lothes, fin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lothes, traveler'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omponent pouch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rowba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ishing tack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lask</text:p>
          </table:table-cell>
          <table:table-cell table:style-name="ce12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rappling hoo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mm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ammer, sledg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ealer's Ki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ly water (flask)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urglas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unting trap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nk (1 ounce bottle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k pen</text:p>
          </table:table-cell>
          <table:table-cell table:style-name="ce1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ug</text:p>
          </table:table-cell>
          <table:table-cell table:style-name="ce12"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adder (10 foot)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mp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antern, bullsey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antern, hoode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oc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gnifying glas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nacl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ss kit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irror, steel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il (flask)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per (one sheet)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rchment (one sheet)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erfume, vi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ick, miner'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iton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25" calcext:value-type="float">
            <text:p>0.25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oison, basic (vial)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ole (10 foot)</text:p>
          </table:table-cell>
          <table:table-cell table:style-name="ce12"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ot, ir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otion of healing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ouch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nturing Gear Container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Qui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am, portable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ations, 1 day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ob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ope, hempen (50 feet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ope, silk (50 feet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ack</text:p>
          </table:table-cell>
          <table:table-cell table:style-name="ce12"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venturing Gear Contain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cale, merchant'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ealing wax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hov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ignal whistle</text:p>
          </table:table-cell>
          <table:table-cell table:style-name="ce1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ignet rin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oap</text:p>
          </table:table-cell>
          <table:table-cell table:style-name="ce1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pellboo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ikes, iron 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yglass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ent, two-perso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inderbox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orch</text:p>
          </table:table-cell>
          <table:table-cell table:style-name="ce1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nturing Gear Contain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Waterskin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office:value-type="string" calcext:value-type="string">
            <text:p>Whetstone</text:p>
          </table:table-cell>
          <table:table-cell table:style-name="ce15" office:value-type="float" office:value="0.01" calcext:value-type="float">
            <text:p>0.0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Adventuring Gea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Crystal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Focus Arcan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Orb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cus Arcan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o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cus Arcan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af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cus Arcan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a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cus Arcan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Sprig of mistleto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Focus Druidic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o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cus Druid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ooden staf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cus Druidic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Yew wan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Focus Druidic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mul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cus Holy Symbol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Emble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cus Holy Symbol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office:value-type="string" calcext:value-type="string">
            <text:p>Reliquary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Focus Holy Symbo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Alchemist's supplies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rewer's supplies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lligrapher's supplie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rpenter's tool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rtographer's tools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obbler's tool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ook's utensil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lassblower's tools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Jeweler's tool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eatherworker's tool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ason's tool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ainter's supplie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tter's tool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mith's tool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inker's tool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Weaver's tool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Woodcarver's tool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san's Tool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Disguise kit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Kit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office:value-type="string" calcext:value-type="string">
            <text:p>Forgery kit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Kit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 office:value-type="string" calcext:value-type="string">
            <text:p>Dice s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Game Set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ragonchess se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ame Se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laying card set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e Set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hree-Dragon Ante s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e Set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 office:value-type="string" calcext:value-type="string">
            <text:p>Herbalism kit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Kit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 office:value-type="string" calcext:value-type="string">
            <text:p>Bagpipes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Musical Instrumen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ru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 Instrument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ulcimer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sical Instrument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lu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 Instrument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ut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al Instrument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yr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al Instrument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or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al Instrument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n flut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al Instrument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haw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 Instrument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office:value-type="string" calcext:value-type="string">
            <text:p>Viol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Musical Instrument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avigator's tool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oisoner's kit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ls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office:value-type="string" calcext:value-type="string">
            <text:p>Thieves' tools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Burglar's Pack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7.5" calcext:value-type="float">
            <text:p>47.5</text:p>
          </table:table-cell>
          <table:table-cell office:value-type="string" calcext:value-type="string">
            <text:p>Equipment Pack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iplomat's Pack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quipment Pack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ungeoneer's Pack</text:p>
          </table:table-cell>
          <table:table-cell office:value-type="float" office:value="12" calcext:value-type="float">
            <text:p>12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Equipment Pack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4" office:value-type="string" calcext:value-type="string">
            <text:p>Entertainer's Pack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quipment Pack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string" calcext:value-type="string">
            <text:p>Explorer's Pack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quipment Pack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Priest's Pack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quipment Pack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6" office:value-type="string" calcext:value-type="string">
            <text:p>Scholar's Pack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2" calcext:value-type="float">
            <text:p>12</text:p>
          </table:table-cell>
          <table:table-cell office:value-type="string" calcext:value-type="string">
            <text:p>Equipment Pack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 office:value-type="string" calcext:value-type="string">
            <text:p>Wheat</text:p>
          </table:table-cell>
          <table:table-cell table:style-name="ce16" office:value-type="float" office:value="0.01" calcext:value-type="float">
            <text:p>0.01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lour</text:p>
          </table:table-cell>
          <table:table-cell table:style-name="ce12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alt</text:p>
          </table:table-cell>
          <table:table-cell table:style-name="ce12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ron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quare yard of canvas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opper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quare yard of cotton cloth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in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innamon or pepp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lov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ilv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quare yard of lin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quare yard of sil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4" office:value-type="string" calcext:value-type="string">
            <text:p>Saffro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4" office:value-type="string" calcext:value-type="string">
            <text:p>Gol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6" office:value-type="string" calcext:value-type="string">
            <text:p>Platinum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ade Good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 office:value-type="string" calcext:value-type="string">
            <text:p>Camel</text:p>
          </table:table-cell>
          <table:table-cell table:style-name="ce13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onkey or mule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lephant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Horse, draft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orse, riding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stiff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ony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3" office:value-type="string" calcext:value-type="string">
            <text:p>Warhorse</text:p>
          </table:table-cell>
          <table:table-cell table:style-name="ce14" office:value-type="float" office:value="400" calcext:value-type="float">
            <text:p>40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5" office:value-type="string" calcext:value-type="string">
            <text:p>Chicken</text:p>
          </table:table-cell>
          <table:table-cell table:style-name="ce12" office:value-type="float" office:value="0.02" calcext:value-type="float">
            <text:p>0.0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Goat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4" office:value-type="string" calcext:value-type="string">
            <text:p>Sheep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Pig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Cow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6" office:value-type="string" calcext:value-type="string">
            <text:p>Ox</text:p>
          </table:table-cell>
          <table:table-cell table:style-name="ce14"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Feed (1 day)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Mount Food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it and Brid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 Horses Donkey Elephant 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xotic Saddl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ilitary Saddl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ack Sadd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4" office:value-type="string" calcext:value-type="string">
            <text:p>Riding Saddl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" office:value-type="string" calcext:value-type="string">
            <text:p>Saddlebags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Padded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Mount Light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eath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0" calcext:value-type="float">
            <text:p>20</text:p>
          </table:table-cell>
          <table:table-cell office:value-type="string" calcext:value-type="string">
            <text:p>Mount Light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" office:value-type="string" calcext:value-type="string">
            <text:p>Studded leather</text:p>
          </table:table-cell>
          <table:table-cell table:style-name="ce10" office:value-type="float" office:value="180" calcext:value-type="float">
            <text:p>180</text:p>
          </table:table-cell>
          <table:table-cell table:style-name="ce14" office:value-type="float" office:value="26" calcext:value-type="float">
            <text:p>26</text:p>
          </table:table-cell>
          <table:table-cell office:value-type="string" calcext:value-type="string">
            <text:p>Mount Light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 office:value-type="string" calcext:value-type="string">
            <text:p>Hid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Mount Medium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hain hauberk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40" calcext:value-type="float">
            <text:p>40</text:p>
          </table:table-cell>
          <table:table-cell office:value-type="string" calcext:value-type="string">
            <text:p>Mount Mediu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cale mail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90" calcext:value-type="float">
            <text:p>90</text:p>
          </table:table-cell>
          <table:table-cell office:value-type="string" calcext:value-type="string">
            <text:p>Mount Medium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reastplate</text:p>
          </table:table-cell>
          <table:table-cell table:style-name="ce9" office:value-type="float" office:value="1600" calcext:value-type="float">
            <text:p>16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unt Medium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3" office:value-type="string" calcext:value-type="string">
            <text:p>Half plate</text:p>
          </table:table-cell>
          <table:table-cell table:style-name="ce18" office:value-type="float" office:value="3000" calcext:value-type="float">
            <text:p>3000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Mount Medium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Ring mail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Mount Heavy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hain mail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10" calcext:value-type="float">
            <text:p>110</text:p>
          </table:table-cell>
          <table:table-cell office:value-type="string" calcext:value-type="string">
            <text:p>Mount Heavy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plint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120" calcext:value-type="float">
            <text:p>120</text:p>
          </table:table-cell>
          <table:table-cell office:value-type="string" calcext:value-type="string">
            <text:p>Mount Heavy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" office:value-type="string" calcext:value-type="string">
            <text:p>Plate</text:p>
          </table:table-cell>
          <table:table-cell table:style-name="ce18" office:value-type="float" office:value="6000" calcext:value-type="float">
            <text:p>6000</text:p>
          </table:table-cell>
          <table:table-cell table:style-name="ce10" office:value-type="float" office:value="130" calcext:value-type="float">
            <text:p>130</text:p>
          </table:table-cell>
          <table:table-cell office:value-type="string" calcext:value-type="string">
            <text:p>Mount Heavy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Carriage</text:p>
          </table:table-cell>
          <table:table-cell table:style-name="ce13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Vehicle Land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rt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Vehicle Land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hariot</text:p>
          </table:table-cell>
          <table:table-cell office:value-type="float" office:value="250" calcext:value-type="float">
            <text:p>250</text:p>
          </table:table-cell>
          <table:table-cell table:style-name="Default"/>
          <table:table-cell office:value-type="string" calcext:value-type="string">
            <text:p>Vehicle Land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led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Vehicle Lan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Wagon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office:value-type="string" calcext:value-type="string">
            <text:p>Vehicle Land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5" office:value-type="string" calcext:value-type="string">
            <text:p>Galley</text:p>
          </table:table-cell>
          <table:table-cell table:style-name="ce19" office:value-type="float" office:value="30000" calcext:value-type="float">
            <text:p>30000</text:p>
          </table:table-cell>
          <table:table-cell table:style-name="Default"/>
          <table:table-cell office:value-type="string" calcext:value-type="string">
            <text:p>Vehicle Water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Keelboat</text:p>
          </table:table-cell>
          <table:table-cell table:style-name="ce20" office:value-type="float" office:value="3000" calcext:value-type="float">
            <text:p>3000</text:p>
          </table:table-cell>
          <table:table-cell table:style-name="Default"/>
          <table:table-cell office:value-type="string" calcext:value-type="string">
            <text:p>Vehicle Water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Longship</text:p>
          </table:table-cell>
          <table:table-cell table:style-name="ce20" office:value-type="float" office:value="10000" calcext:value-type="float">
            <text:p>10000</text:p>
          </table:table-cell>
          <table:table-cell table:style-name="Default"/>
          <table:table-cell office:value-type="string" calcext:value-type="string">
            <text:p>Vehicle Water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string" calcext:value-type="string">
            <text:p>Rowboat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Vehicle Water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ailing Ship</text:p>
          </table:table-cell>
          <table:table-cell table:style-name="ce20" office:value-type="float" office:value="10000" calcext:value-type="float">
            <text:p>10000</text:p>
          </table:table-cell>
          <table:table-cell table:style-name="Default"/>
          <table:table-cell office:value-type="string" calcext:value-type="string">
            <text:p>Vehicle Water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3" office:value-type="string" calcext:value-type="string">
            <text:p>Warship</text:p>
          </table:table-cell>
          <table:table-cell table:style-name="ce21" office:value-type="float" office:value="25000" calcext:value-type="float">
            <text:p>25000</text:p>
          </table:table-cell>
          <table:table-cell table:style-name="Default"/>
          <table:table-cell office:value-type="string" calcext:value-type="string">
            <text:p>Vehicle Wa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7" number:language="es" number:country="MX">
      <number:day number:style="long"/>
      <number:text>-</number:text>
      <number:month number:textual="true"/>
    </number:date-style>
    <number:date-style style:name="N10108" number:language="es" number:country="MX">
      <number:month number:textual="true"/>
      <number:text>-</number:text>
      <number:year/>
    </number:date-style>
    <number:date-style style:name="N10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s" number:country="MX">
      <number:number number:decimal-places="0" number:min-integer-digits="1" number:grouping="true"/>
    </number:number-style>
    <number:number-style style:name="N10110" number:language="es" number:country="MX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s" number:country="MX">
      <number:number number:decimal-places="0" number:min-integer-digits="1" number:grouping="true"/>
    </number:number-style>
    <number:number-style style:name="N10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2" number:min-integer-digits="1" number:grouping="true"/>
    </number:number-style>
    <number:number-style style:name="N10112" number:language="es" number:country="MX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number:min-integer-digits="1" number:grouping="true"/>
    </number:number-style>
    <number:number-style style:name="N10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4P1" style:volatile="true" number:language="es" number:country="MX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14P2" style:volatile="true" number:language="es" number:country="MX">
      <number:text> </number:text>
      <loext:fill-character> </loext:fill-character>
      <number:text>- </number:text>
    </number:number-style>
    <number:text-style style:name="N10114" number:language="es" number:country="MX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currency-style style:name="N10115P0" style:volatile="true" number:language="es" number:country="MX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15P1" style:volatile="true" number:language="es" number:country="MX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15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16P0" style:volatile="true" number:language="es" number:country="MX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16P1" style:volatile="true" number:language="es" number:country="MX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16P2" style:volatile="true" number:language="es" number:country="MX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6-05-03T11:56:21.622949491</meta:creation-date>
    <dc:date>2016-05-03T15:56:07.423692235</dc:date>
    <dc:creator>danny </dc:creator>
    <meta:editing-duration>PT1H3M43S</meta:editing-duration>
    <meta:editing-cycles>3</meta:editing-cycles>
    <meta:generator>LibreOffice/4.2.8.2$Linux_X86_64 LibreOffice_project/420m0$Build-2</meta:generator>
    <meta:document-statistic meta:table-count="1" meta:cell-count="1285" meta:object-count="0"/>
  </office:meta>
</office:document-meta>
</file>